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0f42" officeooo:paragraph-rsid="001b0f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DAME, MONSIEUR,</text:p>
      <text:p text:style-name="P1"/>
      <text:p text:style-name="P1"/>
      <text:p text:style-name="P1"/>
      <text:p text:style-name="P1"/>
      <text:p text:style-name="P1">EN RAISON DES TRAVAUX D'ENFOUISSEMENT DES RESEAUX (EDF/TELECOM…) DANS LE CENTRE DE L'AGGLOMERATION MONTREUILLOISE, NOUS VOUS DEMANDONS INSTAMMENT DE NE STATIONNER AUCUN VEHICULE DANS LA RUE DU BOURG ENTRE LA PLACE DU CHATEAU JUSQU'A <text:s/>L'INTERSECTION DES ROUTES AUTRECHE REUGNY (CD55) ET NAZELLES-NEUILLE-LE-LIERRE (CD 75) CECI AFIN DE FACILITER L <text:s/>A CIRCULATION EN ALTERNANCE ET L'ACTIVITé DE LA SOCIETE ASSURANT L'OUVRAGE. - DUREE APPROXIMATIVE UN MOIS</text:p>
      <text:p text:style-name="P1"/>
      <text:p text:style-name="P1">NOUS VOUS RAPPELONS QUE DES EMPLACEMENTS SONT DISPONIBLES PLACE DU CHATEAU.</text:p>
      <text:p text:style-name="P1"/>
      <text:p text:style-name="P1">COMPTONS SUR VOTRE COMPREHENSION, NOUS VOUS REMERC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3T14:28:41.082000000</meta:creation-date>
    <meta:print-date>2016-03-23T14:37:46.490000000</meta:print-date>
    <dc:date>2016-03-23T14:38:32.307000000</dc:date>
    <meta:editing-duration>PT9M52S</meta:editing-duration>
    <meta:editing-cycles>1</meta:editing-cycles>
    <meta:document-statistic meta:table-count="0" meta:image-count="0" meta:object-count="0" meta:page-count="1" meta:paragraph-count="4" meta:word-count="85" meta:character-count="598" meta:non-whitespace-character-count="515"/>
    <meta:generator>LibreOffice/5.0.0.5$Windows_x86 LibreOffice_project/1b1a90865e348b492231e1c451437d7a15bb262b</meta:generator>
  </office:meta>
</office:document-meta>
</file>